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OutParameter.SqlOutParameter( String name , int sqlType , RowMapper &lt; ? &gt; 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OutParameter.SqlOutParameter( String name , int sq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OutParameter.SqlOutParameter( String name , int sqlType , RowCallbackHandler 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OutParameter.getSql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OutParameter.SqlOutParameter( String name , int sqlType , int 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OutParameter.SqlOutParameter( String name , int sqlType , @ Nullable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OutParameter.SqlOutParameter( String name , int sqlType , @ Nullable String typeName , @ Nullable SqlReturnType sql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OutParameter.isReturnType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OutParameter.SqlOutParameter( String name , int sqlType , ResultSetExtractor &lt; ? &gt; 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